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1b7340" officeooo:paragraph-rsid="001b7340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a08fa"/>
    </style:style>
    <style:style style:name="T7" style:family="text">
      <style:text-properties fo:language="en" fo:country="US" officeooo:rsid="001b73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<text:span text:style-name="T5">the</text:span> <text:span text:style-name="T7">23rd</text:span> of <text:span text:style-name="T7">September</text:span> 202<text:span text:style-name="T7">5</text:span> under the <text:span text:style-name="T7">47th</text:span> PA Meeting.</text:p>
      <text:p text:style-name="P1"/>
      <text:p text:style-name="P1">The Assembly, recognising the current situation,</text:p>
      <text:p text:style-name="P1"/>
      <text:p text:style-name="P4">Constitutes the need to create a non-binding name for the main continent, the specifics of which are to be debated on.</text:p>
      <text:p text:style-name="P4">Currently existing suggestions are Azuria, the Azurite continent, Azura Regina and Magna Isthmus.</text:p>
      <text:p text:style-name="P1"/>
      <text:p text:style-name="P1">And proceeds.</text:p>
      <text:p text:style-name="P1"/>
      <text:p text:style-name="P1">Signed by,</text:p>
      <text:p text:style-name="P4">Eldegron</text:p>
      <text:p text:style-name="P4">Lunar_Lunatic_</text:p>
      <text:p text:style-name="P1"/>
      <text:p text:style-name="P1"/>
      <text:p text:style-name="P1"/>
      <text:p text:style-name="Standard"><text:span text:style-name="T1">[</text:span><text:span text:style-name="T2">Motion 47-3: To name the main continent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23T18:50:50.460408254</dc:date>
    <meta:editing-duration>PT2M34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1" meta:paragraph-count="9" meta:word-count="68" meta:character-count="438" meta:non-whitespace-character-count="379"/>
  </office:meta>
</office:document-meta>
</file>